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9507in" table:align="left"/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341in"/>
    </style:style>
    <style:style style:name="Table1.C" style:family="table-column">
      <style:table-column-properties style:column-width="0.3313in"/>
    </style:style>
    <style:style style:name="Table1.D" style:family="table-column">
      <style:table-column-properties style:column-width="0.3222in"/>
    </style:style>
    <style:style style:name="Table1.E" style:family="table-column">
      <style:table-column-properties style:column-width="0.3028in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 style:data-style-name="N100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Table_20_Contents">CD/AB</text:p>
          </table:table-cell>
          <table:table-cell table:style-name="Table1.A1" office:value-type="float" office:value="0">
            <text:p text:style-name="Table_20_Contents">00</text:p>
          </table:table-cell>
          <table:table-cell table:style-name="Table1.A1" office:value-type="float" office:value="1">
            <text:p text:style-name="Table_20_Contents">01</text:p>
          </table:table-cell>
          <table:table-cell table:style-name="Table1.A1" office:value-type="float" office:value="11">
            <text:p text:style-name="Table_20_Contents">11</text:p>
          </table:table-cell>
          <table:table-cell table:style-name="Table1.E1" office:value-type="float" office:value="10">
            <text:p text:style-name="Table_20_Contents">10</text:p>
          </table:table-cell>
        </table:table-row>
        <table:table-row>
          <table:table-cell table:style-name="Table1.A2" office:value-type="float" office:value="0">
            <text:p text:style-name="Table_20_Contents">0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E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1">
            <text:p text:style-name="Table_20_Contents">01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E2" office:value-type="float" office:value="0">
            <text:p text:style-name="Table_20_Contents">1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A2" office:value-type="float" office:value="0">
            <text:p text:style-name="Table_20_Contents">1</text:p>
          </table:table-cell>
          <table:table-cell table:style-name="Table1.E2" office:value-type="float" office:value="0">
            <text:p text:style-name="Table_20_Contents">1</text:p>
          </table:table-cell>
        </table:table-row>
      </table:table>
      <text:p text:style-name="Standard"/>
      <text:p text:style-name="Standard">Minterms:</text:p>
      <text:p text:style-name="Standard">m1 = ~A.~B.~C.D</text:p>
      <text:p text:style-name="Standard">m2 = <text:s/>~A.~B.C.~D</text:p>
      <text:p text:style-name="Standard">m3 = ~A.~B.C.C</text:p>
      <text:p text:style-name="Standard">m4 = ~A.B.~C.~D</text:p>
      <text:p text:style-name="Standard">m6 = ~A.B.C.~D</text:p>
      <text:p text:style-name="Standard">m10 = A.~B.C.~D</text:p>
      <text:p text:style-name="Standard">m12 = A.B.~C.~D</text:p>
      <text:p text:style-name="Standard">m14 = A.B.C.~D</text:p>
      <text:p text:style-name="Standard"/>
      <text:p text:style-name="Standard">SOP:</text:p>
      <text:p text:style-name="Standard">~A.~B.~C.D+~A.~B.C.~D+~A.~B.C.C+~A.B.~C.~D+~A.B.C.~D+A.~B.C.~D+A.B.~C.~D</text:p>
      <text:p text:style-name="Standard">+A.B.C.~D = f</text:p>
      <text:p text:style-name="Standard"/>
      <text:p text:style-name="Standard">Maxterms:</text:p>
      <text:p text:style-name="Standard">M0 = A+B+C+D</text:p>
      <text:p text:style-name="Standard">M5 = A+~B+C+~D</text:p>
      <text:p text:style-name="Standard">M7 = A+~B+~C+~D</text:p>
      <text:p text:style-name="Standard">M8 = ~A+B+C+D</text:p>
      <text:p text:style-name="Standard">M9 = ~A+B+C+~D</text:p>
      <text:p text:style-name="Standard">M11 = ~A+B+~C+~D</text:p>
      <text:p text:style-name="Standard">M13 = ~A+~B+C+D</text:p>
      <text:p text:style-name="Standard">M15 = ~A+~B+~C+~D</text:p>
      <text:p text:style-name="Standard"/>
      <text:p text:style-name="Standard">POS:</text:p>
      <text:p text:style-name="Standard">(A+B+C+D)(A+~B+C+~D)( A+~B+~C+~D)(~A+B+C+D)(~A+B+C+~D)(~A+B+~C+~D)(~A+~B+C+D)(~A+~B+~C+~D) = 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leb Corolewski</meta:initial-creator>
    <meta:creation-date>2025-09-18T12:23:35.36</meta:creation-date>
    <meta:document-statistic meta:table-count="1" meta:image-count="0" meta:object-count="0" meta:page-count="1" meta:paragraph-count="48" meta:word-count="85" meta:character-count="476"/>
    <dc:date>2025-09-18T16:38:57.82</dc:date>
    <dc:creator>Caleb Corolewski</dc:creator>
    <meta:editing-duration>PT14M43S</meta:editing-duration>
    <meta:editing-cycles>1</meta:editing-cycles>
    <meta:generator>OpenOffice/4.1.15$Win32 OpenOffice.org_project/4115m2$Build-9813</meta:generator>
  </office:meta>
</office:document-meta>
</file>